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iHttpServletRequestWrapper.getServl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HttpServletRequestWrapper.getRequestURL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UriHttpServletRequestWrapper.getReques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HttpServletRequestWrapper.UriHttpServletRequestWrapper( HttpServletRequest request , String servletPath , String pathInfo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UriHttpServletRequestWrapper.getPath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